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36.00pt" fo:text-indent="-18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</office:automatic-styles>
  <office:body>
    <office:text>
      <text:p text:style-name="P1"><text:span text:style-name="T1">Meeting</text:span></text:p>
      <text:p text:style-name="P1"><text:span text:style-name="T1">Date:<text:tab/>28 mars</text:span></text:p>
      <text:p text:style-name="P1"><text:span text:style-name="T1">Time:<text:tab/>08:00 – 09:10</text:span></text:p>
      <text:p text:style-name="P1"><text:span text:style-name="T1">Location:<text:tab/>grupprum 3507</text:span></text:p>
      <text:p text:style-name="P1"><text:span text:style-name="T1">Leader:<text:tab/>Rickard Hallberg</text:span></text:p>
      <text:p text:style-name="P1"><text:span text:style-name="T1">Attending:<text:tab/>Everyone</text:span></text:p>
      <text:p text:style-name="P1"><text:span text:style-name="T1"/></text:p>
      <text:list text:style-name="L2">
        <text:list-item>
          <text:p text:style-name="P2"><text:span text:style-name="T2">Objectives, resolve issues preventing the team to continue</text:span><text:span text:style-name="T3"/></text:p>
        </text:list-item>
      </text:list>
      <text:p text:style-name="P3"><text:span text:style-name="T3">Nothing at the moment.</text:span></text:p>
      <text:p text:style-name="P3"><text:span text:style-name="T3"/></text:p>
      <text:list text:style-name="L4">
        <text:list-item>
          <text:p text:style-name="P4"><text:span text:style-name="T4">Reports from previous meetings</text:span><text:span text:style-name="T5"/></text:p>
        </text:list-item>
      </text:list>
      <text:p text:style-name="P5"><text:span text:style-name="T5">Observer patterns implementation has been put on hold until our meeting with our supervisor.</text:span></text:p>
      <text:p text:style-name="P5"><text:span text:style-name="T5">We are now able to move troops.</text:span></text:p>
      <text:p text:style-name="P5"><text:span text:style-name="T5"/></text:p>
      <text:list text:style-name="L6">
        <text:list-item>
          <text:p text:style-name="P6"><text:span text:style-name="T6">Discussion items</text:span><text:span text:style-name="T7"><text:s/>(how do we do...? What to do...? Why is...?)</text:span></text:p>
        </text:list-item>
      </text:list>
      <text:p text:style-name="P7"><text:span text:style-name="T7">RAD and SDD must be brought up to date.</text:span></text:p>
      <text:p text:style-name="P7"><text:span text:style-name="T7"/></text:p>
      <text:list text:style-name="L8">
        <text:list-item>
          <text:p text:style-name="P8"><text:span text:style-name="T8">Outcomes and assingments</text:span><text:span text:style-name="T9"><text:s/>(It's decided that... Leaf should... CK should do...)</text:span></text:p>
        </text:list-item>
      </text:list>
      <text:p text:style-name="P9"><text:span text:style-name="T9">Teodor will continue working with RAD and work with Move.</text:span></text:p>
      <text:p text:style-name="P9"><text:span text:style-name="T9">Markus will work with Warborn.</text:span></text:p>
      <text:p text:style-name="P9"><text:span text:style-name="T9">Emil will work with MapView.</text:span></text:p>
      <text:p text:style-name="P9"><text:span text:style-name="T9">Rickard will continue bringing SDD up to date and help Teodor with Move.</text:span></text:p>
      <text:p text:style-name="P9"><text:span text:style-name="T9"/></text:p>
      <text:list text:style-name="L10">
        <text:list-item>
          <text:p text:style-name="P10"><text:span text:style-name="T10">Other points of discussion</text:span><text:span text:style-name="T11"><text:s/>(ideas, issues from group members)</text:span></text:p>
        </text:list-item>
      </text:list>
      <text:p text:style-name="P11"><text:span text:style-name="T11">Discuss SDD.</text:span></text:p>
      <text:p text:style-name="P12"><text:span text:style-name="T11"/></text:p>
      <text:list text:style-name="L13">
        <text:list-item>
          <text:p text:style-name="P13"><text:span text:style-name="T12">Wrap up</text:span><text:span text:style-name="T13"><text:s/>(unsolved... next meeting...</text:span></text:p>
        </text:list-item>
      </text:list>
      <text:p text:style-name="P14"><text:span text:style-name="T13"/></text:p>
      <text:p text:style-name="P14"><text:span text:style-name="T13">Next meeting will be held wed 30/3 at 12:00.</text:span></text:p>
      <text:p text:style-name="P14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